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00000028099038AAD.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Mono" svg:font-family="'Liberation Mono'"/>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loext:decorative="false"/>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289cm" fo:min-width="3.996cm" fo:padding-top="0cm" fo:padding-bottom="0cm" fo:padding-left="0cm" fo:padding-right="0cm" loext:decorative="false"/>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4" style:family="graphic" style:parent-style-name="standard">
      <style:graphic-properties draw:stroke="none" draw:fill="solid" draw:fill-color="#000000" loext:decorative="false"/>
    </style:style>
    <style:style style:name="gr5" style:family="graphic" style:parent-style-name="standard">
      <style:graphic-properties fo:border="solid" loext:decorative="false"/>
    </style:style>
    <style:style style:name="P1" style:family="paragraph">
      <style:paragraph-properties fo:text-align="start" style:writing-mode="lr-tb"/>
    </style:style>
    <style:style style:name="P2" style:family="paragraph">
      <loext:graphic-properties draw:fill="none"/>
      <style:text-properties fo:font-size="10pt" style:font-size-asian="10pt" style:font-size-complex="10pt"/>
    </style:style>
    <style:style style:name="P3" style:family="paragraph">
      <loext:graphic-properties draw:fill="none"/>
      <style:paragraph-properties fo:text-align="start"/>
      <style:text-properties fo:font-size="10pt" style:font-size-asian="10pt" style:font-size-complex="10pt"/>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text-properties style:text-line-through-style="none" style:text-line-through-type="none" fo:font-style="normal" style:text-underline-style="none"/>
    </style:style>
    <style:style style:name="T1" style:family="text">
      <style:text-properties fo:color="#000000" loext:opacity="100%" style:font-name="Liberation Mono" fo:font-size="10pt" fo:font-weight="normal" style:font-name-asian="Liberation Mono" style:font-size-asian="10pt" style:font-weight-asian="normal" style:font-name-complex="Liberation Mono" style:font-size-complex="10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Cuadro de texto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uadro de texto 2"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uadro de texto 3"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uadro de texto 4"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uadro de texto 5"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uadro de texto 6"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frame draw:style-name="gr1" draw:text-style-name="P2" draw:layer="layout" svg:width="8.646cm" svg:height="0.399cm" svg:x="6.165cm" svg:y="9.208cm">
          <draw:text-box>
            <text:p text:style-name="P1"><text:span text:style-name="T1">FICHA DE INSCRIPCIÓN </text:span><text:span text:style-name="T1">DE SOCIO – FOTOXARCO</text:span></text:p>
          </draw:text-box>
        </draw:frame>
        <draw:frame draw:style-name="gr1" draw:text-style-name="P2" draw:layer="layout" svg:width="10.966cm" svg:height="0.399cm" svg:x="2.004cm" svg:y="10.81cm">
          <draw:text-box>
            <text:p text:style-name="P1"><text:span text:style-name="T1">Nombre y apellidos: ______________________________ <text:s/></text:span></text:p>
          </draw:text-box>
        </draw:frame>
        <draw:frame draw:style-name="gr2" draw:text-style-name="P3" draw:layer="layout" svg:width="4.638cm" svg:height="0.399cm" svg:x="2.004cm" svg:y="11.611cm">
          <draw:text-box>
            <text:p text:style-name="P1"><text:span text:style-name="T1">DNI: _______________ <text:s/></text:span></text:p>
          </draw:text-box>
        </draw:frame>
        <draw:frame draw:style-name="gr1" draw:text-style-name="P2" draw:layer="layout" svg:width="5.061cm" svg:height="0.399cm" svg:x="2.004cm" svg:y="12.411cm">
          <draw:text-box>
            <text:p text:style-name="P1"><text:span text:style-name="T1">Email: _______________ <text:s/></text:span></text:p>
          </draw:text-box>
        </draw:frame>
        <draw:frame draw:style-name="gr1" draw:text-style-name="P2" draw:layer="layout" svg:width="5.692cm" svg:height="0.399cm" svg:x="2.004cm" svg:y="13.212cm">
          <draw:text-box>
            <text:p text:style-name="P1"><text:span text:style-name="T1">Teléfono: _______________ <text:s/></text:span></text:p>
          </draw:text-box>
        </draw:frame>
        <draw:frame draw:style-name="gr1" draw:text-style-name="P2" draw:layer="layout" svg:width="10.543cm" svg:height="0.399cm" svg:x="2.004cm" svg:y="14.013cm">
          <draw:text-box>
            <text:p text:style-name="P1"><text:span text:style-name="T1">Dirección: _______________________________________</text:span></text:p>
          </draw:text-box>
        </draw:frame>
        <draw:frame draw:style-name="gr3" draw:text-style-name="P4" draw:layer="layout" svg:width="5.418cm" svg:height="5.418cm" svg:x="7.793cm" svg:y="2.813cm">
          <draw:image xlink:href="Pictures/10000001000002800000028099038AAD.png" xlink:type="simple" xlink:show="embed" xlink:actuate="onLoad" draw:mime-type="image/png">
            <text:p/>
          </draw:image>
        </draw:frame>
        <draw:path draw:style-name="gr4" draw:text-style-name="P5" draw:layer="layout" svg:width="5.112cm" svg:height="5.111cm" svg:x="8.01cm" svg:y="2.935cm" svg:viewBox="0 0 5113 5112" svg:d="M1836 5022c-186-51-508-187-581-245-7-5-44-28-81-52-268-162-527-421-741-735-234-348-391-794-423-1198-30-397 9-734 123-1076 41-118 53-148 126-296 262-542 753-1002 1301-1223 291-116 551-178 817-192 175-11 399-4 503 12 40 7 104 18 141 23 289 39 656 187 968 394 238 155 434 336 586 541 19 28 39 53 42 55 13 12 113 167 163 256 168 296 283 647 321 996 38 318-12 771-118 1076-113 330-308 649-540 889-75 78-203 198-217 203-22 7 0-19 68-88 291-286 506-619 654-1020 37-102 94-361 116-536 37-275 11-584-75-917-83-323-245-648-460-925-191-248-501-500-803-656-254-128-555-227-799-257-28-4-58-7-68-9-59-11-445-12-537-4-155 16-386 67-555 124-288 97-475 194-701 358-102 74-119 92-282 250-224 223-353 403-485 676-107 224-183 455-217 669-19 128-21 139-26 333-11 363 35 658 150 967 98 266 268 560 437 765 99 116 323 335 416 404 346 257 752 431 1143 495 96 14 103 16 103 25 0 5-4 8-7 7-4 0-20-2-36-4-83-9-331-58-426-85zM1786 4918c-146-51-155-54-286-116-321-155-700-463-906-738-163-216-272-431-372-731-94-280-126-490-124-795 4-279 49-556 129-774 44-122 58-156 113-272 109-229 238-415 439-630 333-358 725-587 1191-698 171-43 273-55 471-60 280-9 488 10 710 67 388 97 681 243 971 481 77 66 227 214 289 290 32 37 58 68 62 72 14 12 89 118 144 203 171 259 289 555 343 850 50 261 48 684 0 931-31 161-102 401-151 515-23 51-98 201-123 247-118 214-319 457-510 616-39 35-79 69-90 77-33 32-204 149-286 196-236 141-564 259-809 294-35 4-95 12-132 18-78 10-471 14-531 5-90-16-34-23 169-23s258-3 443-32c397-58 801-235 1127-496 113-89 296-268 381-373 243-301 412-677 486-1084 7-43 19-164 28-274 12-167 12-215 4-338-44-581-278-1089-693-1507-120-120-312-282-333-282-5 0-9-4-11-7-7-12-121-85-217-136-203-106-446-189-666-229-52-11-113-21-136-27-23-5-122-12-221-17-465-20-813 51-1201 241-122 60-273 156-393 246-32 23-129 114-217 202-233 235-358 408-487 671-136 278-201 517-233 846-11 115-12 168-3 332 15 381 90 649 276 1016 55 109 182 316 216 351 5 5 28 32 47 58 67 90 267 282 383 372 111 85 138 104 229 163 92 58 302 170 394 209 137 58 338 118 490 150 71 14 104 30 58 28-12 0-76-11-137-23-164-33-217-48-325-85zM1933 4869c-418-106-747-299-1071-625-226-228-385-475-520-808-89-223-133-401-159-656-16-161-14-235 5-426 19-183 27-224 60-358 106-428 312-802 607-1100 310-313 658-514 1086-626 355-96 748-101 1143-16 238 49 551 185 768 329 65 45 125 85 130 90 7 6 34 29 62 50 189 148 362 338 492 540 161 250 294 594 347 899 28 161 35 498 14 660-44 317-99 497-236 769-196 390-476 702-829 921-88 54-243 134-263 134-24 0-1-18 67-53 164-81 381-245 549-413 122-122 136-139 219-249 146-192 303-495 368-703 120-397 139-814 53-1186-72-307-211-626-374-852-81-113-116-153-229-264-141-140-229-212-388-320-185-123-490-261-661-299-270-60-360-73-563-78-670-18-1286 240-1757 732-243 256-439 610-541 988-34 123-67 319-75 450-8 146-5 402 9 500 46 329 180 662 404 1002 30 44 69 97 87 120 17 21 49 64 72 94 25 28 53 62 63 72 13 11 59 55 103 99 100 97 178 159 315 252 103 71 290 175 381 211 25 9 57 23 71 30 55 25 224 79 300 97 81 18 118 34 72 32-14 0-35-4-46-6-12-1-74-15-135-33zM2021 4807c-88-21-175-46-191-53s-61-24-100-41c-230-87-480-238-662-397-248-221-404-423-566-741-113-220-168-383-213-628-18-90-20-127-18-354 0-240 2-262 23-381 12-71 25-140 26-154 7-35 52-192 76-259 58-164 154-362 238-491 51-79 138-199 166-229 5-5 39-42 72-81 113-125 327-300 484-395 160-97 400-201 573-247 46-12 85-23 88-25 2-2 65-12 140-26 127-21 151-23 381-23 199 0 262 2 342 16 125 19 326 67 407 95 90 32 293 118 332 143 17 10 33 19 37 19 10 0 162 97 236 152 192 141 404 346 498 483 14 21 28 41 31 43 27 19 163 264 228 409 62 136 142 430 172 628 16 99 16 402 0 529-64 538-276 972-666 1360-187 187-347 302-566 407-111 53-284 119-337 127-42 7-19-5 93-51 323-130 553-282 792-525 187-186 318-367 434-600 111-222 163-385 202-637 83-540-34-1101-325-1557-118-187-360-438-565-586-68-51-202-138-222-145-9-3-33-16-56-30-83-47-318-141-445-174-206-55-377-78-598-78-361 0-674 72-998 229-125 60-312 179-420 265-78 63-287 273-337 337-137 178-277 428-351 630-46 123-102 345-122 479-21 140-21 515 0 651 55 348 214 716 443 1022 95 127 164 204 277 306 298 274 672 478 1066 582 51 14 91 28 91 32 0 12-21 7-190-36zM2456 4695c-72-5-132-10-134-12-10-11 30-14 260-16 139-2 278-7 312-12 189-32 414-101 554-170 35-17 84-37 109-42 35-7 55-18 72-39 15-14 62-51 106-79 44-30 115-80 157-111 94-71 272-244 284-276 11-30 5-47-42-118-23-33-92-139-154-238-61-97-135-212-164-256-28-42-70-107-93-143-23-37-65-102-94-146-28-44-67-106-84-138-20-31-80-128-134-216-212-336-223-348-235-348-16 0-67 79-67 106v25l16-22c30-44 49-61 55-53 3 6-6 23-20 39-23 25-44 81-32 81 2 0 27-21 52-47 37-37 47-44 47-32 0 9-19 34-42 55-35 33-42 44-42 69 0 52 8 56 75 24 80-37 94-24 16 14-63 34-83 59-83 104 0 32-7 32 108 0 55-15 74-17 88-10 20 9 18 9-9 10-17 0-63 11-102 25-79 25-95 41-106 106-7 30-5 32 9 26 62-26 168-37 203-21 12 5 2 7-34 7-44 0-135 23-174 43-13 7-67 84-67 97 0 3 5 3 10 0 18-11 210-11 207 0-2 7-37 10-106 10h-102l-45 44c-45 46-45 46-19 41 16-4 49 0 78 7 28 7 61 14 74 14 24 0 72 21 72 32 0 3-19 2-44-4-138-35-168-39-198-28-15 5-31 12-33 16-2 3 26 18 65 28 76 25 99 35 90 44-3 2-33-5-67-17-76-29-111-34-132-22-14 7-13 9 7 9 10 0 46 11 76 23 76 30 132 44 180 44 23 0 40 4 37 6-2 3-30 5-64 5-47 0-74-5-139-30-44-18-87-30-94-30-17 0-95 28-98 37-4 3 8 10 24 16 16 3 50 21 76 39 39 24 55 30 94 30 26 0 60-2 74-7 17-4 28-4 28 1 0 13-25 20-87 25-54 5-58 4-109-28-30-18-65-37-79-44l-25-11 7 44c9 72 28 102 71 113 19 5 33 12 30 16-9 9-30 7-57-7-26-14-26-20-7 100 11 52 20 120 21 154 4 32 9 74 14 93 4 18 9 57 9 83 0 73-16 51-28-33-56-445-83-591-139-757-37-109-53-118-201-118-108 0-166 12-166 33 0 7 39 9 143 4 153-5 174-2 194 39 10 23 44 173 53 245 35 242 52 448 54 600 0 28 6 47 13 51 5 3 139 9 296 9 319 1 459 8 478 26 21 16 18 64-9 102-23 36-23 41-23 143 0 103 0 108 23 136 28 37 30 69 5 94-19 19-19 19-324 14-168-4-632-9-1030-11-692-3-812-9-812-30 0-3 11-5 25-2 30 6 30 4 7-56-16-42-18-62-14-187 4-178 5-182 93-191 34-3 90-1 126 4 61 7 61 7-53 9-97 0-117 2-117 14 0 10 48 12 383 12 330 0 734 4 863 7 19 2 116 2 215 2 97 0 183 4 189 7 5 4 35 2 63-2 28-3 117-5 196-1 97 3 139 1 136-4-2-5-4-9 0-9 1 0 9 11 14 23l9 23 16-19c19-23 21-36 5-55-9-14-41-16-316-21-167-4-339-5-379-4-42 0-169 2-284 0-120 0-242 6-289 11-64 9-87 9-96 0-16-12-60-14-439-23-250-4-323-7-335-18-12-9 30-10 282-7 163 4 327 7 365 9 43 4 78 2 94-5 12-6 30-9 37-9 7 2 5-2-5-9-9-5-22-16-27-21-5-9-18-12-37-7-65 10-97 14-79 5 19-9 28-39 42-137 7-53 9-52-118-62-62-5-124-25-113-35 2-2 19 0 39 5 17 5 46 7 62 3 21-3 24-1 12 4-14 7 0 9 47 9 76 2 83-6 94-74 14-104 23-351 14-381-11-34-40-71-51-64-2 2-14 51-25 110-16 79-26 112-39 127-26 28-42 26-21-2 20-27 51-178 51-242 0-25-5-46-14-56-19-25-26-18-56 63-12 32-28 71-35 87-13 28-39 40-78 33-12-3-34 0-46 7-14 7-25 9-25 4 0-14 48-34 80-34 39 0 54-21 90-118 21-58 26-85 23-106-13-63-27-51-108 85-49 83-90 136-99 127-1-2 11-27 27-53 109-171 132-217 132-273 0-57-12-83-21-45-5 25-76 115-157 198l-39 41h-76c-56 0-72-2-60-9 9-6 32-7 57-4 54 7 77-5 144-86 32-37 66-76 76-87 28-31 50-84 50-121 1-32-9-41-22-22-5 8-33 34-67 59-31 26-74 63-93 83-34 37-71 60-90 60-5 0 0-9 14-20 14-10 55-44 90-77 35-34 81-75 102-92 29-23 43-41 50-65 12-46 5-55-32-30-18 10-67 37-108 58-42 21-88 49-100 60-32 26-37 28-21 3 16-24 61-54 155-104 90-47 113-67 122-109 7-28 5-32-7-27-8 4-46 18-85 32-41 14-81 30-94 37-21 13-141 187-162 237-5 14-33 60-62 102-26 40-74 115-104 164-63 106-155 249-275 436-264 411-256 393-220 442 35 48 222 223 319 298 44 32 226 150 280 179 37 19 71 38 76 42 14 9 205 90 284 118 39 16 110 37 157 48 83 19 83 19 37 19-102 2-421-107-608-208-80-42-238-146-321-212-99-76-267-248-337-342-214-284-364-600-431-899-38-180-42-205-42-459 2-265 7-323 60-536 79-328 222-619 432-882 141-175 367-374 561-492 111-67 138-80 245-126 164-68 224-88 454-144 82-21 169-27 402-30 280-6 344 2 552 51 257 63 462 150 668 282 337 219 605 520 791 891 70 141 105 229 142 365 41 146 53 217 71 390 12 129 12 169 4 293-15 202-22 255-46 370-69 312-171 545-358 817-180 259-494 524-801 672-249 120-480 185-727 201-138 9-155 9-339-2zM3585 4383c6-9 6-25 4-37-5-20-11-23-25-18-21 7-316 7-778 0-164-2-506-5-758-9-254-1-478-5-499-8l-39-6 3 29c2 19 9 31 23 38 16 7 154 9 533 11 612 0 1316 7 1321 14 4 2 49 2 106 2 81-2 102-6 109-16zM3010 4360c13-2 32-2 43 0 8 2 0 3-25 3-23 0-32-1-18-3zM3331 4360c27-2 69-2 94 0 24 2 2 3-50 3-51 0-70-1-44-3zM2351 4349l-34-7h42c23 0 55 4 69 7 23 6 23 7-9 6-19 0-49-2-68-6zM2515 4351c14-2 37-2 51 0 12 2 0 4-28 4-29 0-39-2-23-4zM2677 4349c18-10 28-10 21 0-3 6-12 9-19 9-13 0-13-2-2-9zM1994 4344c6 2 0 4-10 4-13 0-18-2-11-4 5-3 14-3 21 0zM2213 4344c7 2 2 4-11 4-10 0-15-2-10-4 7-3 16-3 21 0zM1553 4335c9-1 21-1 30 0 7 2 2 4-16 4-15 0-23-2-14-4zM3118 4155c0-79-4-113-12-123-11-16-25-18-173-20-207-3-196-12-196 142 0 137 0 139 90 146 37 2 109 4 162 4 90 0 97-2 113-22 12-17 16-33 16-127zM2790 4251c-11-11-6-11 39-11 28 0 61 4 74 7 12 5 42 12 65 14 25 4 46 7 48 9 3 4-32 2-152-4-39-1-67-7-74-15zM2910 4147c7 5 12 14 12 21 0 5 11 23 23 37 14 17 18 26 9 26-7 0-18-7-25-16-26-28-42-88-19-68zM3001 4196c-21-11-37-19-37-23s-1-16-5-26c-5-22-3-20 25 8 16 16 39 36 49 43 28 21 11 19-32-2zM3010 4120c14 0 64 39 57 46-2 2-20-7-37-21-21-14-29-25-20-25zM2836 4138c12 7 12 7-6 9-10 0-26 3-35 8-11 6-16 6-16 0 0-16 41-28 57-17zM2943 4111c-5-3-33-12-63-17-74-13-96-27-28-20 49 6 89 21 100 37 7 13 2 13-9 0zM2920 4035c118-1 140 0 150 9 6 6-33 9-111 9-70 0-122-3-125-9-4-5 28-9 86-9zM3525 4279c4-5 7-60 7-122 0-90-3-115-14-125-10-11-39-12-173-12-204 0-194-9-194 142 0 149-7 143 193 145 90 0 144-3 157-11 10-5 21-14 24-17zM3201 4157c-11-12-9-12 10-3 29 15 30 17 14 17-7 0-17-5-24-14zM2698 4157c2-79-2-118-9-127-12-18-95-26-241-28-129 0-126-4-126 148 0 109 0 124 14 132 13 9 55 13 170 11 84 0 160-4 171-7 21-7 18 7 21-129zM2414 4258c0-4 11-13 21-18 16-9 27-9 48-2 16 6 39 9 53 9 21 0 24 4 14 9-16 10-136 10-136 2zM2598 4201c-11 4-4-5 14-21 17-16 31-32 31-39s4-12 9-12c4 0 9 21 9 48 0 24-4 45-5 45-2 0-4-8-4-17 0-20-12-20-54-4zM2559 4132c0-8-9-26-21-37-25-24-23-30 7-15 12 5 24 21 30 33 5 14 5 23 1 21-5-3-10 0-12 5-2 6-5 4-5-7zM2381 4099c-16-19-6-23 12-4 9 9 12 18 7 18s-14-7-19-14zM2414 4035c16-8 69-8 115 0 28 6 19 7-46 7-55 2-78-1-69-7zM2278 4139c0-105 0-119-14-127-17-10-303-15-330-7-23 7-24 18-31 143-7 110 0 131 35 134 14 2 92 4 174 4 126 0 152-2 159-12 4-8 7-67 7-135zM1945 4256c-4-4 7-5 25-2 15 2 30 0 33-5 7-11 99-14 99-2 0 14-148 23-157 9zM1959 4224c9-2 21-2 26 2 6 2-1 3-15 3-15 0-18-1-11-5zM2208 4184c-6-2-23-6-43-7-44-9-31-18 20-15 33 2 44-1 51-14 7-14 9-14 9 0 0 11-21 43-28 39 0 0-6-2-9-3zM2033 4095c53 0 85 13 51 20-12 3-42 7-69 9-31 1-54 8-67 17-17 16-17 16-8-3 10-30 38-43 93-43zM2164 4132c7-3 19-3 24 0 6 2-1 4-14 4-14 0-19-2-10-4zM2164 4053c-4-3-36-11-69-12-35-2-65-6-69-9-5-5 159 2 192 9 11 1 20 7 20 12 0 11-64 11-74 0zM1848 4268c9-10 12-46 16-116 2-113-2-138-23-145-9-3-85-9-170-10-199-4-188-11-188 141 0 151-11 144 194 144 137 0 162-3 171-14zM1673 4222c50-10 115-10 99 0-7 4-41 7-72 7-55 0-57-1-27-7zM2763 3893c7-8-254-4-271 3-7 2-60 5-115 7-56 2 7 2 139 0 133-3 244-7 247-10zM4279 3820c169-234 289-490 352-749 46-180 55-258 58-493 6-284-3-375-58-599-53-219-199-508-375-746-75-97-288-314-381-387-263-199-524-322-833-397-180-42-443-65-621-54-162 10-331 39-446 72-21 5-62 18-90 27-194 56-459 194-653 338-98 73-301 281-386 394-238 319-362 612-434 1026-19 109-21 148-21 305 2 254 28 418 108 658 49 150 164 397 236 508 86 136 106 161 118 161 7 0 21-18 30-41 28-62 99-217 152-328 47-100 63-132 121-257 16-36 64-138 106-228 43-90 78-164 78-168 0-5 70-160 123-273 25-53 46-97 46-99 0-3 65-143 187-402 20-39 57-118 83-176 28-59 67-145 90-191 21-47 62-132 88-190 28-59 64-136 81-170 41-83 46-118 22-157-29-45-8-37 28 13 42 56 114 120 173 151 56 29 160 60 204 60 43 0 131 46 159 82 30 40 18 44-21 5-18-18-48-39-65-48-29-16-34-16-53-5-13 7-30 26-39 44-25 42-224 351-254 392-30 44-30 72 5 107 42 48 90 76 127 76 46 0 41-21-23-99-42-51-54-74-54-91v-27l10 21c11 27 55 83 101 133 33 35 68 49 93 35 12-5 12-11-2-39-46-101-95-162-128-162-9 0-16-4-16-9 0-16 40-9 65 12 14 13 44 53 69 94 53 86 63 97 90 97 42 0 44-18 10-117-33-97-35-102-24-102 3 0 21 39 38 86 18 48 37 96 43 108 10 19 70 48 79 39 4-5-21-184-28-203-4-7-2-14 3-14 13 0 25 39 34 107 11 78 32 124 63 135 13 3 25 3 29 0 10-9 14-150 3-164-12-18-26-4-26 28 0 37-9 81-16 81-12 0-18-62-9-90 11-35 30-48 56-37 20 7 20 12 20 97 0 88 0 90 25 115 21 21 51 33 51 19 0-2 7-32 14-67s10-71 7-81c-7-21-34-20-55 2-24 24-30 15-7-13 25-32 64-30 76 2 5 12 7 35 4 53-16 109-16 122 8 150 13 16 27 26 32 26 16 0 51-113 46-143-4-14-25-54-48-88-21-33-67-102-98-153-32-51-60-96-64-97-2-2-21-34-42-69-83-134-129-201-148-212-30-16-25-24 10-24 37 0 148-46 199-82 45-31 122-107 149-150 12-17 24-31 26-31 4 0 5 16 4 33-4 36-6 36 146 353 83 175 208 439 263 550 141 293 160 334 187 397 16 37 37 90 47 115 9 26 29 65 41 88 12 25 42 85 65 136s66 141 92 199c28 58 64 133 79 166 66 141 191 413 226 487 57 120 71 157 71 196 0 42-7 47 69-57zM3702 2580c-6-9-9-46-9-83 0-63 0-67 28-88l27-23-15-56c-8-32-21-69-28-83-12-27-12-28 23-48 20-12 16-21 64 147 1 7 8 14 12 14 11 0 7-106-4-127-5-11 0-18 15-25 37-19 47-2 47 81v71l-28 14-28 12 21 78c12 47 26 83 37 90 16 12 14 14-11 28-31 19-45 14-53-19-10-53-42-143-49-143-10 0-9 107 2 127 7 14 5 21-5 33-20 21-36 21-46 0zM3917 2577c-9-16-12-37-11-80l4-56 37-20c19-10 40-21 46-21 19-7-11-49-37-54-14-4-25-9-25-13 0-7 62-33 79-33 27 0 39 46 39 148 0 55 4 99 9 102 12 9 9 20-14 35-19 13-23 13-41-3-17-18-17-18-38-2-25 21-32 21-48-3zM3986 2427c-18 0-30 28-30 70 0 41 3 50 26 50 14 0 16-9 16-60 0-46-3-60-12-60zM4109 2587c-7-7-9-46-9-113 0-75-3-107-14-120-10-15-10-19 4-30 26-24 35-26 53-10 16 14 17 14 33-2 23-21 44-9 55 34 5 24 3 33-9 47-19 23-37 21-37-2 0-19-14-40-28-40-9 0-9 185 2 203 7 12 5 19-11 30-23 16-25 16-39 3zM4270 2446v-100l51-23c28-13 55-21 58-18 4 2 9 18 12 35 4 18 13 39 18 46 12 13 11 16-5 28-28 18-50 16-50-3 0-21-17-60-28-60-3 0-7 40-7 88 0 94 9 115 42 115 30 0 27 16-8 30-46 17-57 16-71-13-11-17-12-51-12-125zM4455 2446v-100l49-23c62-27 66-29 81-4 11 14 15 42 15 127v110l-45 19c-58 28-72 26-88-4-9-17-12-51-12-125zM4548 2351h-21-21v92c0 90 5 111 32 111 7 0 10-23 10-101zM601 2503c-13-7-14-23-14-119 0-104-2-111-18-116-9-2-18-7-18-11 0-3 9-8 18-10 14-4 18-11 18-46 0-46-4-44 84-79l41-16 21 30 23 28-26 14c-34 18-41 16-52-9-14-40-33-16-30 43 0 21 6 24 29 28 16 2 28 5 28 10 0 4-12 11-28 14l-27 8-3 79c-2 56 1 85 10 104 16 32 18 28-12 44-28 16-25 14-44 4zM790 2490c-16-21-18-32-16-129l3-105 58-20c76-24 78-24 103 0 19 20 21 27 21 125v106l-46 18c-81 32-102 32-123 5zM887 2369c0-82-2-97-15-106-24-14-37 7-40 77-4 83 10 131 35 127 20-1 20-5 20-98zM1017 2376c0-103-2-122-14-131s-11-12 14-25c14-7 34-24 42-38 18-30 27-25 27 14 0 19 3 28 12 28 7 0 13 3 13 9 0 5-6 10-13 14-10 3-12 25-12 109 0 60 3 106 9 110 14 8 9 19-18 33-28 16-26 14-44 4-14-7-16-23-16-127zM1162 2490c-16-21-18-35-18-127v-104l49-17c78-30 94-30 117-9 19 19 21 24 21 127v109l-35 12c-106 37-111 37-134 9zM1261 2370c3-88 1-95-15-104-8-5-21-7-26-3-4 1-7 46-7 95 0 93 5 115 33 109 11-1 13-19 15-97zM2940 2109c1-10 3-12 5-5 4 5 2 14 0 16-4 3-5-2-5-11zM2846 2053c0-20 23-55 30-48 6 5-14 67-23 67-3 0-7-9-7-19zM2245 2009c-28-20-48-44-39-53 2-2 14 7 28 21 13 12 34 30 46 37 12 9 16 14 7 14-7 0-26-9-42-19zM2358 1979c-20-23-36-44-36-48 0-9 66 57 76 76 16 26-5 14-40-28zM2596 1938c-21-46-21-53 3-28 11 11 20 28 20 44 0 12-2 25-4 25 0 0-10-18-19-41zM2467 1922c-39-23-49-42-12-26 24 10 58 39 53 42-2 2-20-5-41-16zM2319 1892c-18-9-30-19-28-21 7-7 65 23 65 32 0 10 2 10-37-11zM2825 1878c-7-10-32-19-53-23-39-7-39-7-16-12 30-9 76 9 90 33 13 23 0 23-21 2zM2451 1868c-21-9-37-18-37-22 0-10 57 7 72 23 22 20 11 20-35-1zM2571 1811c-95-7-254-3-275 2-27 9-20-11 9-25 24-12 42-12 151-5 67 5 142 12 161 14 35 4 37 4 25-9-14-16-131-28-256-30-62 0-74-2-65-10 15-16 252-6 298 14 23 10 67 46 77 61 11 16-7 20-28 6-12-9-44-16-97-18zM2746 1804c-25-10-69-58-69-76 0-21 14-28 51-28s39 14 2 18c-21 1-32 7-32 16 0 8 9 10 30 8 21-1 35 4 46 16l16 18-37-12c-57-22-58-2-2 28 30 16 25 23-5 12zM2578 1726c7-1 21-1 30 0 7 4 0 6-16 6s-23-2-14-6zM2534 1696c-19-7-12-10 49-14 41-1 78-7 83-10 16-11 13-21-9-27-10-1-3-3 16-3 18-2 41 3 50 10 16 13 16 13-13 13-14 0-33 7-42 12-7 7-33 18-58 21-53 11-50 11-76-2zM3444 1670c5-2 13 0 13 4 0 5-8 8-13 8-7 0-14-1-14-3s7-5 14-9zM2389 1658c16-13 66-13 73 0 3 3-13 7-41 7-32 0-40-2-32-7zM2555 1649c-3-5-5-9-3-9 31-9 83-3 83 9 0 10-75 10-82 0zM2608 1601c-25-5-62-21-83-37-39-28-37-33 2-14 14 7 51 21 83 30 32 11 60 21 63 27 6 8-3 8-65-6zM2562 1538c-2-4-19-13-37-18-28-7-37-7-47 2-13 10-15 10-11 0 7-25 44-30 79-12 18 8 34 21 36 26 3 12-13 14-20 2zM3151 1441c13 7 37 12 59 12 21 0 33 4 30 9-2 5-23 9-46 9-32 0-44-6-60-21-21-23-14-27 17-9zM3303 1462c0-4 12-9 27-9 31 0 30 4-2 12-14 4-25 2-25-3zM2407 1391c-102-24-164-58-238-130l-67-65v-50c0-67 32-143 99-233 28-40 53-79 53-90 0-12-2-14-15-3-24 21-102 130-130 185-16 34-30 74-34 106-5 49-5 51-15 25-6-15-20-64-32-110-16-65-20-97-16-136 12-132 30-180 81-213 71-48 184-55 346-23 19 4 16 7-21 25-53 24-129 93-143 127-16 39-2 194 24 287 43 147 104 245 187 307 25 18 22 27-3 13-7-4-42-15-76-22zM2520 1388c-87-48-141-134-194-297-28-91-27-111 7-44 35 74 65 92 201 127 159 44 295 46 376 7 23-10 46-21 51-22 12-6-115 118-152 148-49 37-95 58-167 79-76 21-89 21-122 2zM3128 1377c-26-9-56-33-37-33 6 0 9 3 9 9 0 3 6 8 11 8 12 0 65 23 53 23-6 0-20-3-36-7zM3382 1354c8-1 22-1 30 0 7 2 0 4-15 4-16 0-23-2-15-4zM3134 1335c-20-7-20-7 5-7 14 0 32 3 42 7 14 7 14 7-5 7-10 0-30-4-42-7zM3128 1293c-38-2-74-9-81-16-24-20-16-25 25-13 21 6 67 13 102 13 34 0 62 1 62 7 0 10-32 14-108 9zM3118 1241c-12-3-34-7-48-7-28-1-61-21-53-30 4-3 13-1 23 4 9 3 53 10 97 14 55 4 81 9 80 14-4 12-71 16-99 5zM2613 1169l-51-5 30-13c16-7 55-31 85-56 111-85 189-176 238-280 26-55 34-76 34-119 0-44 1-49 10-37 7 9 23 59 35 111 22 82 23 106 18 172-5 97-30 165-67 194-48 37-171 56-263 42-10-2-40-5-69-9zM2359 1042c-7-18-23-46-35-60-23-30-40-129-28-159 10-28 56-70 115-111 38-24 58-33 84-33 39 0 138 37 184 69 28 19 33 28 44 79 7 32 14 85 14 116 0 55-4 62-27 87-14 14-26 26-28 26-3 0-26-30-54-67l-52-67 55-70c30-39 55-74 55-78s-13-5-29-5c-22 0-31 7-68 54-23 30-44 55-46 55-4 0-25-25-48-55-37-49-46-54-70-54-14 0-27 1-27 3 0 7 35 55 78 108l33 40-49 66c-27 37-55 70-60 77-16 16-14 18 21 18 28 0 35-5 72-55 23-30 45-54 48-54 9 0 94 105 94 114 0 13-55 48-89 57-10 3-40-2-68-13-66-23-99-47-119-88zM3402 1081c-14-5-12-7 10-7 16-2 25 2 23 7-7 10-10 10-33 0zM3183 1067c11-2 27-2 34 0 8 2 0 3-20 3-17 0-24-1-14-3zM3405 1014c-67 0-111-9-105-18 5-7 100-3 162 6 14 1 28 10 32 17 7 20 3 20-16 7-11-9-37-12-73-12zM3144 1024c9-1 22-1 27 0 5 2-2 4-16 4s-18-2-11-4zM2767 956c5-36-21-178-50-265-38-120-105-227-164-261-17-11-30-19-28-21 5-5 155 26 194 42 71 27 180 120 201 171 27 66-3 159-90 281-33 47-63 84-65 84s-2-14 2-31zM3340 945c-21-25-23-136 0-157 12-14 14-14 5 14-10 39-5 124 9 140 18 19 6 22-14 3zM1769 906c-4-7-6-37-6-65l2-51 5 55c4 30 9 60 13 65 3 5 3 10-2 10-4 0-11-7-12-14zM3499 862c0-7-9-30-18-47-19-39-17-46 7-22 13 14 20 32 20 53 0 18-4 32-6 32-1 0-3-7-3-16zM3407 804c9-2 21-2 30 0s2 3-14 3c-18 0-25-1-16-3zM1603 776c0-30 56-57 70-34 4 6-5 9-19 9-18 0-30 7-39 19-9 13-12 15-12 6zM1686 779c5-3 12-1 15 0 2 4-1 6-10 6-11-2-12-4-5-6zM2005 737c2 2-5 9-18 18-12 7-21 10-21 7 0-9 34-30 39-25zM2462 636c-156-38-288-37-358 6-50 30-30 0 47-76 97-97 194-145 295-145 53 0 76 13 129 65 38 41 56 69 88 142 40 90 49 130 23 97-18-23-122-64-224-89zM2262 3893c0-6-1-9-3-9s-7 3-9 9c-3 3-2 8 4 8 5 0 8-5 8-8zM2493 3855c152 2 247 8 263 13 13 5 25 7 28 5 13-14-14-430-29-474-16-39-30-43-253-39-173 2-208 5-215 16-23 35-44 167-70 430-6 49-6 53 14 60 12 5 19 4 21-2 2-7 69-10 241-9zM2448 3377c47-1 123-1 169 0 44 2 5 4-88 4-94 0-131-2-81-4zM2188 3811c9-7 13-31 14-65 0-55 22-220 36-296 3-23 7-44 7-46s-6-4-14-4c-13 0-11-3 8-17 30-23 30-43 0-39-14 2-26 11-33 23-11 23-53 249-62 339-3 30-9 68-12 86-7 32-7 32 19 32 14 0 30-6 37-13zM2208 3277c17-90 17-92 1-94-17-3-21 9-26 97-2 34-2 62 2 62 5 0 14-30 23-65zM2483 3319c145-3 236-7 243-12 14-12 13-81-3-152-11-49-18-62-34-69-32-10-308-8-333 4-21 11-42 56-55 118-3 16-12 25-33 32-27 9-46 30-37 40 1 2 17-5 35-14 19-10 28-14 25-5-2 5-18 18-36 25-17 9-37 23-42 32-11 17-11 17 12 12 14-4 129-9 258-11zM2273 3217c21-11 23-14 12-18-16-3-47 13-47 25 0 11 3 11 35-7zM2285 3168c-8-9-47 3-47 14 0 9 38 3 49-6 2-1 2-7-2-8zM2957 3071c53-53 80-89 106-140 55-106 67-159 65-287 0-99-3-117-22-168-41-104-71-153-135-222-82-88-202-157-298-169-162-22-257-11-377 47-131 62-265 221-302 358-40 145-26 288 41 436 35 78 150 201 203 220 24 9 58-3 65-23 3-8 0-10-12-1-14 9-23 7-50-6-65-30-171-155-192-225-9-27-7-41 9-89 28-84 99-172 204-255 36-29 36-29 30-9-14 46-14 208 0 309 7 56 16 114 18 132 4 23-2 42-19 77-23 50-23 60-2 53 16-7 26-28 40-86 11-35 11-51 2-79-7-20-12-64-14-96-2-31-5-61-7-63-9-9-5-217 4-249 10-39 47-67 164-123l81-39 53 26c28 14 81 46 116 71 76 55 79 67 72 194-5 120-12 134-77 178-30 21-55 41-55 44 0 14 34 2 78-28 24-20 65-48 88-64 49-33 132-111 171-162 37-48 71-115 71-143 0-39 12-12 22 48 18 93 13 183-10 268-25 83-46 131-76 164-37 44-178 65-235 37-26-14-31-9-12 18 16 21 106 26 166 10 44-14 55-9 26 11-8 7-38 30-68 53-57 42-83 51-67 23 14-27 8-50-11-55-25-5-27-2-16 19 5 9 9 32 9 50 0 19 2 35 5 39 13 12 78-36 148-104zM2015 2508c20-71 60-155 87-178 56-51 201-50 360 5 28 9 54 19 61 21 8 2-28 23-75 46-113 56-203 120-284 203-80 81-108 123-126 183-7 25-14 46-16 46-1 0-8-26-14-58-17-85-14-189 7-268zM2816 2607c-2-152-3-186-19-247-25-92-72-193-110-226-15-16-24-28-19-28 23 0 145 53 192 83 99 65 198 194 198 259 0 44-16 86-51 137-34 52-127 152-170 180l-21 16zM2740 2451c-67-52-254-141-349-164-97-24-194-28-231-7-40 20-39 9 7-31 83-74 159-115 265-140 65-16 164-16 196 2 42 21 97 104 125 191 19 61 42 160 42 181 0 9-16-2-55-32zM2666 2979c-17-7-245-4-284 3-21 6-40 39-31 59 3 10 26 14 169 14 129 0 166-4 173-13 14-16-2-54-27-63zM2756 2951c-12-11-14-9-9 3 4 9 6 20 6 25 0 3 3 7 9 7 5 0 8-5 8-12 0-6-7-16-14-23zM2560 2903c96 4 99 4 85-12-10-13-26-14-106-14-65 0-98 3-116 12-35 18-32 30 7 19 18-5 76-7 130-5zM2546 2852c80-5 97-9 119-25 45-37 88-120 88-173 0-44-32-114-71-148-47-44-84-56-162-53-53 4-67 7-99 30-19 14-47 44-62 67-23 35-24 48-24 106 0 65 9 92 47 138 39 44 43 37 46-90 7-166 0-157 110-157 102 0 105 1 105 81 0 26 4 74 7 106 9 83 6 86-111 93-53 2-106 7-120 11-19 3-33 0-58-16-17-12-35-21-37-20-9 9 7 32 34 50 21 12 35 16 61 10 18-1 76-7 127-10zM2628 2795c7-10 8-17 1-28-14-23-47-32-107-28-51 3-59 5-67 23-18 39-6 46 81 46 63 0 83-2 92-13zM2601 2714c11-7 14-93 5-125-7-18-28-26-77-26-57 0-66 12-67 91v69l63-2c35 0 71-3 76-7zM2483 2596c0-3 23-7 55-7 30 0 54 4 54 7 0 5-24 9-54 9-32 0-55-4-55-9zM1876 2543c28-7 53-17 57-25 10-17-2-15-60 2-30 9-57 14-59 13-7-7 43-30 85-37 30-6 51-16 62-29 17-21 7-30-20-16-8 6-26 11-38 11-43 0-78 21-119 74-21 28-38 55-38 57 0 5 24-6 54-23 14-7 48-20 76-27zM1920 2436c32 0 39-4 62-34 14-18 26-35 26-37 0-9-51-7-86 4-26 7-74 49-95 82-9 15 10 13 37-3 12-5 37-12 56-12zM1894 2413c5-6 26-13 47-16 27-4 36-4 29 3-4 6-25 13-46 14-27 6-36 4-30-1zM2587 2421c-4 4 7 11 23 18 35 14 42 16 42 7s-60-30-65-25zM3111 2224c-5 0-20 21-32 46l-25 46 20 40 19 41 30-34c18-21 28-42 28-58 0-26-28-81-40-81zM2030 2321c28-25 26-34-6-41-47-10-61-5-99 30-37 37-45 55-21 44 9-3 36-7 60-10 32-2 51-9 66-23zM1957 2317c7-5 21-8 30-8 14 0 14 1 4 8-7 4-20 9-28 9-15 0-16-2-6-9zM3051 2277c17-20 33-58 33-80 0-15-37-98-49-111-5-7-44 108-44 134 0 20 30 73 40 73 4 0 13-7 20-16zM3031 2187c7-25 9-23 9 14 2 42-3 51-10 25-4-7-2-27 1-39zM2111 2229c19-12 33-25 31-26-1 0-31-6-67-7-56-6-65-6-81 10-10 11-19 23-19 30 0 30 88 25 136-7zM2047 2220c18 7 14 13-5 13-11 0-16-4-12-9 1-4 10-5 17-4zM2169 2171c25-12 32-32 10-32-24 0-77-40-77-60 0-9-4-16-7-16-13 2-44 50-50 74-5 23-1 27 20 34 33 12 79 12 104 0zM2086 2134c9-2 21-2 26 0 6 2-1 3-15 3-15 0-18-1-11-3zM2252 2116c26-7 23-19-11-44-16-10-44-35-63-56-32-34-34-36-46-21-20 21-25 68-11 88 23 30 87 46 131 33zM2148 2040c-6-14-6-14 3 0 7 9 9 20 7 25-3 7-5 9-5 0 0-5-4-16-5-25zM3181 3968c2-5 11-8 18-8 5 0 12 3 12 8 0 6-8 9-17 9-11 0-16-3-13-9zM3351 3968c-34-3-46-7-34-10 25-7 104-7 140 2l30 7h-27c-14 1-33 3-42 5s-39 0-67-4zM2956 3960c-9-6-6-9 12-9 25 0 28 5 11 12-6 2-16 0-23-3zM2044 3945c8-1 21-1 26 0 5 2-2 4-16 4s-17-2-10-4zM2388 3945c24-1 61-1 84 0 21 2 2 4-44 4-47 0-65-2-40-4zM2887 3945c7-1 14-1 16 0 3 4-2 6-11 6s-12-2-5-6zM1821 3817c15-7 99-13 175-9 32 0 37 2 25 7-23 11-215 11-200 2zM3031 3783c-17 0-33-3-35-9-7-10 88 0 117 13 28 12 15 14-25 3-14-3-39-7-57-7zM3151 3773c-12-6-51-15-88-22-51-8-77-19-113-42-24-18-44-35-44-39 0-10 7-9 44 18 20 12 50 28 66 33 68 20 151 36 190 36 28 0 39 1 34 9-15 12-66 17-89 7zM1955 3725c9 2 34 9 55 14 23 7 42 14 46 19 7 11-41 8-79-8-36-13-52-32-22-25zM1818 3750c14-14 67-32 83-29 21 4 17 23-5 30-30 7-87 6-78-1zM3178 3704c62-2 92 3 56 14-30 7-116 5-116-4 0-3 26-8 60-10zM1964 3702c-47-12-65-26-24-19 15 3 35 7 42 7 9 0 21 5 32 12 19 14 5 16-50 0zM2070 3702c-32-11-55-30-39-30 20 0 71 25 71 34 0 5-2 8-2 7-2 0-16-6-30-11zM2968 3617c-16-7-28-14-28-16 0-7 54 8 72 18 16 9 16 11 0 11-11 0-30-7-44-13zM2051 3612c-11-7-11-7 1-7 9 0 16 4 16 7 0 11-1 11-17 0zM2075 3612c0-3 6-7 9-7 6 0 7 4 6 7-4 5-8 9-11 9-2 0-4-4-4-9zM2936 3563c2-6 25-9 50-9 26 0 65-9 91-18 37-14 55-17 80-10 53 12 42 23-23 21-43-2-64 0-78 10-21 15-130 20-120 6zM3234 3533c-35-18-74-57-69-69 4-7-8-16-37-25l-40-12h32c26 0 37 5 81 51 28 30 56 49 67 49 10 0 19 4 23 9 7 13-30 11-57-3zM1834 3519c-2-4 2-7 9-7 17 0 26-18 12-27-7-5 14-7 55-7 37 0 100-7 142-16 41-7 76-10 80-9 12 13-9 25-39 25-46 0-205 23-215 32-18 12-39 17-44 9zM2915 3520c0-3 12-14 30-21 32-16 90-14 108 2 5 7-6 9-36 5-30-5-49-2-70 7-32 18-32 18-32 7zM3026 3443c20 5 50 9 65 9 18 0 36 3 43 7 5 5-30 7-90 7-55 0-111 1-125 5-22 7-23 5-15-5 18-20 82-32 122-23zM1627 3434c-33-14-14-16 27-4 26 7 32 11 16 13-13 0-30-4-43-9zM1971 3427c48 0 94-4 103-5 8-4 5 1-6 8-23 13-111 16-157 6-17-6 2-7 60-9zM1899 3404c-35-2-69-9-72-12-7-7 10-9 58-6 37 4 95 7 130 7 48 0 59 4 39 7-26 7-51 7-155 4zM2111 3342c0-14 3-26 7-30 5-3 9 6 9 20 0 33-13 42-16 10zM1982 3319c32-26 35-10 5 20-19 17-26 19-90 17-39 0-54-1-33-3 69-6 93-13 118-34zM2896 3325l-20-18 25 12c14 7 32 14 39 16 9 4 7 5-6 5-10 2-28-7-38-15zM3107 3335c11-2 25-2 34 0 9 4 0 5-20 4-17 0-24-2-14-4zM1825 3303c-14-10-9-10 44-7 41 2 65 0 79-7 25-14 59-72 66-116 5-32 35-97 37-78 0 18-34 120-53 163-11 21-28 42-41 47-30 14-111 14-132-2zM1851 3266c-14-7-12-8 9-7 14 0 37 2 51 7 23 6 23 6-8 6-20 1-43-2-52-6zM2979 3249c45-11 65-11 58 0-4 5-25 7-50 7h-44zM2127 3201c1-9 3-12 5-5 3 7 3 14 0 16-4 3-5-2-5-11zM1894 3182c23-11 37-11 21 0-7 3-18 7-25 7-9 0-7-4 4-7zM1649 3146c-16-7-16-7 1-7 11 0 21 4 23 7 7 11-2 11-24 0zM1906 3125c30-30 42-35 42-19 0 12-42 49-58 49-9 0-3-9 16-30zM3245 3136c0-7 97 5 104 12 11 9-60 9-85-2-10-3-19-8-19-10zM3091 3062c-17-4-14-6 16-11 41-9 148 2 141 13-5 7-123 7-157-2zM1920 2931c13-16 13-16 7 4-7 26-24 49-63 83-57 47-64 37-11-16 30-30 60-62 67-71zM1989 2998c4 16-19 57-32 57-5 0 0-16 11-36 12-24 19-31 21-21zM3088 3019c16-7 86-10 79-5-1 2-24 5-49 9-30 2-41 2-30-4zM1742 2970c-2-4 14-12 35-21 39-14 39-14 25 2-16 17-55 30-60 19zM3211 2928c22 0 43 3 46 7 4 5-14 9-46 9-33 0-51-4-47-9 3-4 24-7 47-7zM1864 2834c5-9 17-21 26-26 16-7 18-7 13 2-22 35-57 58-39 24zM3180 2771c10-7 26-13 38-13 27 0 22 4-21 14-30 9-31 9-17-1zM1920 2582c4 3-109 65-122 65-1 0 6-9 18-19 23-21 95-55 104-46zM3169 2556c0-8 58-36 76-36 19 0 5 16-23 25-18 5-37 12-42 14-7 4-11 2-11-3z">
          <text:p/>
        </draw:path>
        <draw:frame draw:style-name="gr1" draw:text-style-name="P2" draw:layer="layout" svg:width="13.705cm" svg:height="0.399cm" svg:x="2.004cm" svg:y="15.214cm">
          <draw:text-box>
            <text:p text:style-name="P1"><text:span text:style-name="T1">Firma del solicitante: _______________ <text:s text:c="4"/>Fecha: _______________</text:span></text:p>
          </draw:text-box>
        </draw:frame>
        <draw:control draw:style-name="gr5" draw:text-style-name="P6" draw:layer="controls" svg:width="13cm" svg:height="0.5cm" svg:x="6cm" svg:y="10.7cm" draw:control="control1"/>
        <draw:control draw:style-name="gr5" draw:text-style-name="P6" draw:layer="controls" svg:width="4.75cm" svg:height="0.5cm" svg:x="3cm" svg:y="11.4cm" draw:control="control2"/>
        <draw:control draw:style-name="gr5" draw:text-style-name="P6" draw:layer="controls" svg:width="12.25cm" svg:height="0.5cm" svg:x="3.5cm" svg:y="12.15cm" draw:control="control3"/>
        <draw:control draw:style-name="gr5" draw:text-style-name="P6" draw:layer="controls" svg:width="5cm" svg:height="0.5cm" svg:x="4.15cm" svg:y="13cm" draw:control="control4"/>
        <draw:control draw:style-name="gr5" draw:text-style-name="P6" draw:layer="controls" svg:width="12.5cm" svg:height="0.75cm" svg:x="4.25cm" svg:y="13.65cm" draw:control="control5"/>
        <draw:control draw:style-name="gr5" draw:text-style-name="P6" draw:layer="controls" svg:width="5.75cm" svg:height="0.75cm" svg:x="12.5cm" svg:y="14.9cm" draw:control="control6"/>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Mono" svg:font-family="'Liberation Mono'"/>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9cm" fo:margin-bottom="1cm" fo:margin-left="2cm" fo:margin-right="1cm" fo:page-width="21.00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print-date>2025-07-22T15:53:47.663456584</meta:print-date>
    <meta:printed-by>Archivos PDF: Salvador</meta:printed-by>
    <dc:date>2025-07-22T15:58:02.539129809</dc:date>
    <dc:creator>Salvador</dc:creator>
    <meta:editing-duration>PT16M12S</meta:editing-duration>
    <meta:editing-cycles>2</meta:editing-cycles>
    <meta:generator>LibreOffice/24.2.7.2$Linux_X86_64 LibreOffice_project/420$Build-2</meta:generator>
    <meta:document-statistic meta:object-count="15"/>
  </office:meta>
</office:document-meta>
</file>